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4.51pt"/>
    </style:style>
    <style:style style:name="co2" style:family="table-column">
      <style:table-column-properties fo:break-before="auto" style:column-width="28.94pt"/>
    </style:style>
    <style:style style:name="co3" style:family="table-column">
      <style:table-column-properties fo:break-before="auto" style:column-width="52.8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5.41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ce1" style:family="table-cell" style:parent-style-name="Default">
      <style:table-cell-properties fo:background-color="#333333" style:rotation-align="non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b3b3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6" table:default-cell-style-name="ce3"/>
        <table:table-column table:style-name="co3" table:default-cell-style-name="Default"/>
        <table:table-column table:style-name="co3" table:number-columns-repeated="1002" table:default-cell-style-name="ce3"/>
        <table:table-column table:style-name="co3" table:number-columns-repeated="4" table:default-cell-style-name="Default"/>
        <table:table-row table:style-name="ro1"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V</text:p>
          </table:table-cell>
          <table:table-cell table:style-name="ce5" table:number-columns-repeated="4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.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</text:p>
          </table:table-cell>
          <table:table-cell table:style-name="ce5"/>
          <table:table-cell table:number-columns-repeated="1007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5"/>
          <table:table-cell table:number-columns-repeated="5" table:style-name="ce5" office:value-type="string" calcext:value-type="string">
            <text:p>#</text:p>
          </table:table-cell>
          <table:table-cell table:style-name="ce5" table:number-columns-repeated="6"/>
          <table:table-cell table:number-columns-repeated="2" table:style-name="ce5" office:value-type="string" calcext:value-type="string">
            <text:p>X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number-columns-repeated="1007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3P0"/>
    </number:currency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Droid Sans Fallback" style:font-family-asian="'Droid Sans Fallback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1" style:display-name="Excel Built-in Heading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Heading1_20_1" style:display-name="Excel Built-in Heading1 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Excel_20_Built-in_20_Result_20_1" style:display-name="Excel Built-in Result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Excel_20_Built-in_20_Result2_20_1" style:display-name="Excel Built-in Result2 1" style:family="table-cell" style:parent-style-name="Default" style:data-style-name="N123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21:14:26.1733257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Oldal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21:55:29</meta:creation-date>
    <meta:initial-creator>Simon Gabor</meta:initial-creator>
    <dc:language>en-US</dc:language>
    <dc:date>2017-08-02T21:16:11.621488171</dc:date>
    <meta:editing-cycles>10</meta:editing-cycles>
    <meta:editing-duration>P3DT20H38M12S</meta:editing-duration>
    <meta:generator>LibreOffice/5.1.6.2$Linux_X86_64 LibreOffice_project/10m0$Build-2</meta:generator>
    <meta:document-statistic meta:table-count="1" meta:cell-count="36" meta:object-count="0"/>
  </office:meta>
</office:document-meta>
</file>